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24.66mm"/>
    </style:style>
    <style:style style:name="co3" style:family="table-column">
      <style:table-column-properties fo:break-before="auto" style:column-width="33.16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0.11mm"/>
    </style:style>
    <style:style style:name="co7" style:family="table-column">
      <style:table-column-properties fo:break-before="auto" style:column-width="29.02mm"/>
    </style:style>
    <style:style style:name="co8" style:family="table-column">
      <style:table-column-properties fo:break-before="auto" style:column-width="38.1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shapes>
          <draw:frame draw:z-index="0" draw:style-name="gr1" draw:text-style-name="P1" svg:width="159.99mm" svg:height="134.46mm" svg:x="313.57mm" svg:y="7.83mm">
            <draw:object draw:notify-on-update-of-ranges="res.D2:res.D11 res.A2:res.A2 res.F2:res.F11 res.A12:res.A12 res.F12:res.F21 res.A22:res.A22 res.F22:res.F28 res.A29:res.A29 res.F29:res.F34 res.A35:res.A35 res.F35:res.F44 res.A45:res.A45 res.F45:res.F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34.46mm" svg:x="313.85mm" svg:y="149.68mm">
            <draw:object draw:notify-on-update-of-ranges="res.D2:res.D11 res.A2:res.A2 res.I2:res.I11 res.A12:res.A12 res.I12:res.I21 res.A22:res.A22 res.I22:res.I28 res.A29:res.A29 res.I29:res.I34 res.A35:res.A35 res.I35:res.I44 res.A45:res.A45 res.I45:res.I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1.77mm" svg:height="163.76mm" svg:x="3.57mm" svg:y="247.69mm">
            <draw:object draw:notify-on-update-of-ranges="res.D2:res.D11 res.A2:res.A2 res.E2:res.E11 res.A12:res.A12 res.E12:res.E21 res.A22:res.A22 res.E22:res.E28 res.A29:res.A29 res.E29:res.E34 res.A35:res.A35 res.E35:res.E44 res.A45:res.A45 res.E45:res.E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ип запуска</text:p>
          </table:table-cell>
          <table:table-cell office:value-type="string" calcext:value-type="string">
            <text:p>Воркеры (шт)</text:p>
          </table:table-cell>
          <table:table-cell office:value-type="string" calcext:value-type="string">
            <text:p>Буфер канала (шт)</text:p>
          </table:table-cell>
          <table:table-cell office:value-type="string" calcext:value-type="string">
            <text:p>Объекты (шт)</text:p>
          </table:table-cell>
          <table:table-cell office:value-type="string" calcext:value-type="string">
            <text:p>Время работы (сек)</text:p>
          </table:table-cell>
          <table:table-cell office:value-type="string" calcext:value-type="string">
            <text:p>Alloc space (байт)</text:p>
          </table:table-cell>
          <table:table-cell office:value-type="string" calcext:value-type="string">
            <text:p>Alloc objects (шт)</text:p>
          </table:table-cell>
          <table:table-cell office:value-type="string" calcext:value-type="string">
            <text:p>Total alloc (байт)</text:p>
          </table:table-cell>
          <table:table-cell office:value-type="string" calcext:value-type="string">
            <text:p>System memory (байт)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623845" calcext:value-type="float">
            <text:p>0,000623845</text:p>
          </table:table-cell>
          <table:table-cell office:value-type="float" office:value="338424" calcext:value-type="float">
            <text:p>338424</text:p>
          </table:table-cell>
          <table:table-cell office:value-type="float" office:value="2238" calcext:value-type="float">
            <text:p>2238</text:p>
          </table:table-cell>
          <table:table-cell office:value-type="float" office:value="338424" calcext:value-type="float">
            <text:p>338424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3417071" calcext:value-type="float">
            <text:p>0,003417071</text:p>
          </table:table-cell>
          <table:table-cell office:value-type="float" office:value="3128440" calcext:value-type="float">
            <text:p>3128440</text:p>
          </table:table-cell>
          <table:table-cell office:value-type="float" office:value="21199" calcext:value-type="float">
            <text:p>21199</text:p>
          </table:table-cell>
          <table:table-cell office:value-type="float" office:value="3128440" calcext:value-type="float">
            <text:p>3128440</text:p>
          </table:table-cell>
          <table:table-cell office:value-type="float" office:value="3275000" calcext:value-type="float">
            <text:p>3275000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29121125" calcext:value-type="float">
            <text:p>0,029121125</text:p>
          </table:table-cell>
          <table:table-cell office:value-type="float" office:value="2886680" calcext:value-type="float">
            <text:p>2886680</text:p>
          </table:table-cell>
          <table:table-cell office:value-type="float" office:value="210356" calcext:value-type="float">
            <text:p>210356</text:p>
          </table:table-cell>
          <table:table-cell office:value-type="float" office:value="31013376" calcext:value-type="float">
            <text:p>31013376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276369342" calcext:value-type="float">
            <text:p>0,276369342</text:p>
          </table:table-cell>
          <table:table-cell office:value-type="float" office:value="831744" calcext:value-type="float">
            <text:p>831744</text:p>
          </table:table-cell>
          <table:table-cell office:value-type="float" office:value="2100512" calcext:value-type="float">
            <text:p>2100512</text:p>
          </table:table-cell>
          <table:table-cell office:value-type="float" office:value="309672584" calcext:value-type="float">
            <text:p>309672584</text:p>
          </table:table-cell>
          <table:table-cell office:value-type="float" office:value="3668216" calcext:value-type="float">
            <text:p>3668216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37693805" calcext:value-type="float">
            <text:p>0,937693805</text:p>
          </table:table-cell>
          <table:table-cell office:value-type="float" office:value="1436360" calcext:value-type="float">
            <text:p>1436360</text:p>
          </table:table-cell>
          <table:table-cell office:value-type="float" office:value="7000773" calcext:value-type="float">
            <text:p>7000773</text:p>
          </table:table-cell>
          <table:table-cell office:value-type="float" office:value="1032109528" calcext:value-type="float">
            <text:p>1032109528</text:p>
          </table:table-cell>
          <table:table-cell office:value-type="float" office:value="3668216" calcext:value-type="float">
            <text:p>3668216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880810317" calcext:value-type="float">
            <text:p>2,880810317</text:p>
          </table:table-cell>
          <table:table-cell office:value-type="float" office:value="2456296" calcext:value-type="float">
            <text:p>2456296</text:p>
          </table:table-cell>
          <table:table-cell office:value-type="float" office:value="21001312" calcext:value-type="float">
            <text:p>21001312</text:p>
          </table:table-cell>
          <table:table-cell office:value-type="float" office:value="3096188640" calcext:value-type="float">
            <text:p>3096188640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.618971813" calcext:value-type="float">
            <text:p>5,618971813</text:p>
          </table:table-cell>
          <table:table-cell office:value-type="float" office:value="3376680" calcext:value-type="float">
            <text:p>3376680</text:p>
          </table:table-cell>
          <table:table-cell office:value-type="float" office:value="42001834" calcext:value-type="float">
            <text:p>42001834</text:p>
          </table:table-cell>
          <table:table-cell office:value-type="float" office:value="6192283960" calcext:value-type="float">
            <text:p>6192283960</text:p>
          </table:table-cell>
          <table:table-cell office:value-type="float" office:value="4192504" calcext:value-type="float">
            <text:p>4192504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.255446094" calcext:value-type="float">
            <text:p>9,255446094</text:p>
          </table:table-cell>
          <table:table-cell office:value-type="float" office:value="3660968" calcext:value-type="float">
            <text:p>3660968</text:p>
          </table:table-cell>
          <table:table-cell office:value-type="float" office:value="70002730" calcext:value-type="float">
            <text:p>70002730</text:p>
          </table:table-cell>
          <table:table-cell office:value-type="float" office:value="10320425960" calcext:value-type="float">
            <text:p>10320425960</text:p>
          </table:table-cell>
          <table:table-cell office:value-type="float" office:value="3668216" calcext:value-type="float">
            <text:p>3668216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.524503972" calcext:value-type="float">
            <text:p>18,524503972</text:p>
          </table:table-cell>
          <table:table-cell office:value-type="float" office:value="3560456" calcext:value-type="float">
            <text:p>3560456</text:p>
          </table:table-cell>
          <table:table-cell office:value-type="float" office:value="140004584" calcext:value-type="float">
            <text:p>140004584</text:p>
          </table:table-cell>
          <table:table-cell office:value-type="float" office:value="20640744144" calcext:value-type="float">
            <text:p>20640744144</text:p>
          </table:table-cell>
          <table:table-cell office:value-type="float" office:value="3930360" calcext:value-type="float">
            <text:p>3930360</text:p>
          </table:table-cell>
        </table:table-row>
        <table:table-row table:style-name="ro1">
          <table:table-cell office:value-type="string" calcext:value-type="string">
            <text:p>Пул воркеров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8.046191001" calcext:value-type="float">
            <text:p>28,046191001</text:p>
          </table:table-cell>
          <table:table-cell office:value-type="float" office:value="3015480" calcext:value-type="float">
            <text:p>3015480</text:p>
          </table:table-cell>
          <table:table-cell office:value-type="float" office:value="210006980" calcext:value-type="float">
            <text:p>210006980</text:p>
          </table:table-cell>
          <table:table-cell office:value-type="float" office:value="30961115256" calcext:value-type="float">
            <text:p>30961115256</text:p>
          </table:table-cell>
          <table:table-cell office:value-type="float" office:value="3406072" calcext:value-type="float">
            <text:p>340607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71789" calcext:value-type="float">
            <text:p>0,00071789</text:p>
          </table:table-cell>
          <table:table-cell office:value-type="float" office:value="449464" calcext:value-type="float">
            <text:p>449464</text:p>
          </table:table-cell>
          <table:table-cell office:value-type="float" office:value="2550" calcext:value-type="float">
            <text:p>2550</text:p>
          </table:table-cell>
          <table:table-cell office:value-type="float" office:value="449464" calcext:value-type="float">
            <text:p>449464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5174423" calcext:value-type="float">
            <text:p>0,005174423</text:p>
          </table:table-cell>
          <table:table-cell office:value-type="float" office:value="3180320" calcext:value-type="float">
            <text:p>3180320</text:p>
          </table:table-cell>
          <table:table-cell office:value-type="float" office:value="22221" calcext:value-type="float">
            <text:p>22221</text:p>
          </table:table-cell>
          <table:table-cell office:value-type="float" office:value="3529056" calcext:value-type="float">
            <text:p>3529056</text:p>
          </table:table-cell>
          <table:table-cell office:value-type="float" office:value="3078392" calcext:value-type="float">
            <text:p>307839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39911335" calcext:value-type="float">
            <text:p>0,039911335</text:p>
          </table:table-cell>
          <table:table-cell office:value-type="float" office:value="2705272" calcext:value-type="float">
            <text:p>2705272</text:p>
          </table:table-cell>
          <table:table-cell office:value-type="float" office:value="213344" calcext:value-type="float">
            <text:p>213344</text:p>
          </table:table-cell>
          <table:table-cell office:value-type="float" office:value="31852376" calcext:value-type="float">
            <text:p>31852376</text:p>
          </table:table-cell>
          <table:table-cell office:value-type="float" office:value="3471608" calcext:value-type="float">
            <text:p>347160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533164133" calcext:value-type="float">
            <text:p>0,533164133</text:p>
          </table:table-cell>
          <table:table-cell office:value-type="float" office:value="3464840" calcext:value-type="float">
            <text:p>3464840</text:p>
          </table:table-cell>
          <table:table-cell office:value-type="float" office:value="2127016" calcext:value-type="float">
            <text:p>2127016</text:p>
          </table:table-cell>
          <table:table-cell office:value-type="float" office:value="313261984" calcext:value-type="float">
            <text:p>313261984</text:p>
          </table:table-cell>
          <table:table-cell office:value-type="float" office:value="4192504" calcext:value-type="float">
            <text:p>4192504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638916894" calcext:value-type="float">
            <text:p>1,638916894</text:p>
          </table:table-cell>
          <table:table-cell office:value-type="float" office:value="8865288" calcext:value-type="float">
            <text:p>8865288</text:p>
          </table:table-cell>
          <table:table-cell office:value-type="float" office:value="7148315" calcext:value-type="float">
            <text:p>7148315</text:p>
          </table:table-cell>
          <table:table-cell office:value-type="float" office:value="1050075296" calcext:value-type="float">
            <text:p>1050075296</text:p>
          </table:table-cell>
          <table:table-cell office:value-type="float" office:value="73728248" calcext:value-type="float">
            <text:p>7372824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.714186493" calcext:value-type="float">
            <text:p>4,714186493</text:p>
          </table:table-cell>
          <table:table-cell office:value-type="float" office:value="15925720" calcext:value-type="float">
            <text:p>15925720</text:p>
          </table:table-cell>
          <table:table-cell office:value-type="float" office:value="21423169" calcext:value-type="float">
            <text:p>21423169</text:p>
          </table:table-cell>
          <table:table-cell office:value-type="float" office:value="3142028360" calcext:value-type="float">
            <text:p>3142028360</text:p>
          </table:table-cell>
          <table:table-cell office:value-type="float" office:value="73728248" calcext:value-type="float">
            <text:p>7372824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9.454455883" calcext:value-type="float">
            <text:p>9,454455883</text:p>
          </table:table-cell>
          <table:table-cell office:value-type="float" office:value="10122888" calcext:value-type="float">
            <text:p>10122888</text:p>
          </table:table-cell>
          <table:table-cell office:value-type="float" office:value="42900579" calcext:value-type="float">
            <text:p>42900579</text:p>
          </table:table-cell>
          <table:table-cell office:value-type="float" office:value="6282968408" calcext:value-type="float">
            <text:p>6282968408</text:p>
          </table:table-cell>
          <table:table-cell office:value-type="float" office:value="73728248" calcext:value-type="float">
            <text:p>73728248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.238357882" calcext:value-type="float">
            <text:p>19,238357882</text:p>
          </table:table-cell>
          <table:table-cell office:value-type="float" office:value="26747848" calcext:value-type="float">
            <text:p>26747848</text:p>
          </table:table-cell>
          <table:table-cell office:value-type="float" office:value="71734394" calcext:value-type="float">
            <text:p>71734394</text:p>
          </table:table-cell>
          <table:table-cell office:value-type="float" office:value="10496840960" calcext:value-type="float">
            <text:p>10496840960</text:p>
          </table:table-cell>
          <table:table-cell office:value-type="float" office:value="143755512" calcext:value-type="float">
            <text:p>143755512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38.681528852" calcext:value-type="float">
            <text:p>38,681528852</text:p>
          </table:table-cell>
          <table:table-cell office:value-type="float" office:value="28350216" calcext:value-type="float">
            <text:p>28350216</text:p>
          </table:table-cell>
          <table:table-cell office:value-type="float" office:value="143616328" calcext:value-type="float">
            <text:p>143616328</text:p>
          </table:table-cell>
          <table:table-cell office:value-type="float" office:value="20999505752" calcext:value-type="float">
            <text:p>20999505752</text:p>
          </table:table-cell>
          <table:table-cell office:value-type="float" office:value="143362296" calcext:value-type="float">
            <text:p>143362296</text:p>
          </table:table-cell>
        </table:table-row>
        <table:table-row table:style-name="ro1">
          <table:table-cell office:value-type="string" calcext:value-type="string">
            <text:p>Горутины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46.579543937" calcext:value-type="float">
            <text:p>46,579543937</text:p>
          </table:table-cell>
          <table:table-cell office:value-type="float" office:value="21828504" calcext:value-type="float">
            <text:p>21828504</text:p>
          </table:table-cell>
          <table:table-cell office:value-type="float" office:value="215382421" calcext:value-type="float">
            <text:p>215382421</text:p>
          </table:table-cell>
          <table:table-cell office:value-type="float" office:value="31486543992" calcext:value-type="float">
            <text:p>31486543992</text:p>
          </table:table-cell>
          <table:table-cell office:value-type="float" office:value="143165688" calcext:value-type="float">
            <text:p>143165688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.000674489" calcext:value-type="float">
            <text:p>0,000674489</text:p>
          </table:table-cell>
          <table:table-cell office:value-type="float" office:value="344552" calcext:value-type="float">
            <text:p>344552</text:p>
          </table:table-cell>
          <table:table-cell office:value-type="float" office:value="2276" calcext:value-type="float">
            <text:p>2276</text:p>
          </table:table-cell>
          <table:table-cell office:value-type="float" office:value="344552" calcext:value-type="float">
            <text:p>344552</text:p>
          </table:table-cell>
          <table:table-cell office:value-type="float" office:value="1964280" calcext:value-type="float">
            <text:p>1964280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0.002815668" calcext:value-type="float">
            <text:p>0,002815668</text:p>
          </table:table-cell>
          <table:table-cell office:value-type="float" office:value="3201800" calcext:value-type="float">
            <text:p>3201800</text:p>
          </table:table-cell>
          <table:table-cell office:value-type="float" office:value="21199" calcext:value-type="float">
            <text:p>21199</text:p>
          </table:table-cell>
          <table:table-cell office:value-type="float" office:value="3201800" calcext:value-type="float">
            <text:p>3201800</text:p>
          </table:table-cell>
          <table:table-cell office:value-type="float" office:value="3275000" calcext:value-type="float">
            <text:p>3275000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float" office:value="0.024864893" calcext:value-type="float">
            <text:p>0,024864893</text:p>
          </table:table-cell>
          <table:table-cell office:value-type="float" office:value="3790096" calcext:value-type="float">
            <text:p>3790096</text:p>
          </table:table-cell>
          <table:table-cell office:value-type="float" office:value="210282" calcext:value-type="float">
            <text:p>210282</text:p>
          </table:table-cell>
          <table:table-cell office:value-type="float" office:value="31726560" calcext:value-type="float">
            <text:p>31726560</text:p>
          </table:table-cell>
          <table:table-cell office:value-type="float" office:value="3930360" calcext:value-type="float">
            <text:p>3930360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.228223811" calcext:value-type="float">
            <text:p>0,228223811</text:p>
          </table:table-cell>
          <table:table-cell office:value-type="float" office:value="33430880" calcext:value-type="float">
            <text:p>33430880</text:p>
          </table:table-cell>
          <table:table-cell office:value-type="float" office:value="2100320" calcext:value-type="float">
            <text:p>2100320</text:p>
          </table:table-cell>
          <table:table-cell office:value-type="float" office:value="316848928" calcext:value-type="float">
            <text:p>316848928</text:p>
          </table:table-cell>
          <table:table-cell office:value-type="float" office:value="216670456" calcext:value-type="float">
            <text:p>216670456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float" office:value="0.75091557" calcext:value-type="float">
            <text:p>0,75091557</text:p>
          </table:table-cell>
          <table:table-cell office:value-type="float" office:value="130264144" calcext:value-type="float">
            <text:p>130264144</text:p>
          </table:table-cell>
          <table:table-cell office:value-type="float" office:value="7000361" calcext:value-type="float">
            <text:p>7000361</text:p>
          </table:table-cell>
          <table:table-cell office:value-type="float" office:value="1056055320" calcext:value-type="float">
            <text:p>1056055320</text:p>
          </table:table-cell>
          <table:table-cell office:value-type="float" office:value="783004920" calcext:value-type="float">
            <text:p>783004920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00000" calcext:value-type="float">
            <text:p>3000000</text:p>
          </table:table-cell>
          <table:table-cell office:value-type="float" office:value="2.224203416" calcext:value-type="float">
            <text:p>2,224203416</text:p>
          </table:table-cell>
          <table:table-cell office:value-type="float" office:value="231886648" calcext:value-type="float">
            <text:p>231886648</text:p>
          </table:table-cell>
          <table:table-cell office:value-type="float" office:value="21000345" calcext:value-type="float">
            <text:p>21000345</text:p>
          </table:table-cell>
          <table:table-cell office:value-type="float" office:value="3168062448" calcext:value-type="float">
            <text:p>3168062448</text:p>
          </table:table-cell>
          <table:table-cell office:value-type="float" office:value="2274323064" calcext:value-type="float">
            <text:p>2274323064</text:p>
          </table:table-cell>
        </table:table-row>
        <table:table-row table:style-name="ro1">
          <table:table-cell office:value-type="string" calcext:value-type="string">
            <text:p>Пул воркеров (буфер заполнен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00000" calcext:value-type="float">
            <text:p>6000000</text:p>
          </table:table-cell>
          <table:table-cell office:value-type="float" office:value="4.408689451" calcext:value-type="float">
            <text:p>4,408689451</text:p>
          </table:table-cell>
          <table:table-cell office:value-type="float" office:value="471987072" calcext:value-type="float">
            <text:p>471987072</text:p>
          </table:table-cell>
          <table:table-cell office:value-type="float" office:value="42000311" calcext:value-type="float">
            <text:p>42000311</text:p>
          </table:table-cell>
          <table:table-cell office:value-type="float" office:value="6336058352" calcext:value-type="float">
            <text:p>6336058352</text:p>
          </table:table-cell>
          <table:table-cell office:value-type="float" office:value="4614815832" calcext:value-type="float">
            <text:p>4614815832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839308" calcext:value-type="float">
            <text:p>0,000839308</text:p>
          </table:table-cell>
          <table:table-cell office:value-type="float" office:value="494512" calcext:value-type="float">
            <text:p>494512</text:p>
          </table:table-cell>
          <table:table-cell office:value-type="float" office:value="3050" calcext:value-type="float">
            <text:p>3050</text:p>
          </table:table-cell>
          <table:table-cell office:value-type="float" office:value="494512" calcext:value-type="float">
            <text:p>494512</text:p>
          </table:table-cell>
          <table:table-cell office:value-type="float" office:value="1702136" calcext:value-type="float">
            <text:p>1702136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5133857" calcext:value-type="float">
            <text:p>0,005133857</text:p>
          </table:table-cell>
          <table:table-cell office:value-type="float" office:value="4299264" calcext:value-type="float">
            <text:p>4299264</text:p>
          </table:table-cell>
          <table:table-cell office:value-type="float" office:value="27236" calcext:value-type="float">
            <text:p>27236</text:p>
          </table:table-cell>
          <table:table-cell office:value-type="float" office:value="4646184" calcext:value-type="float">
            <text:p>4646184</text:p>
          </table:table-cell>
          <table:table-cell office:value-type="float" office:value="2554104" calcext:value-type="float">
            <text:p>2554104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" calcext:value-type="float">
            <text:p>3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43614977" calcext:value-type="float">
            <text:p>0,043614977</text:p>
          </table:table-cell>
          <table:table-cell office:value-type="float" office:value="34906752" calcext:value-type="float">
            <text:p>34906752</text:p>
          </table:table-cell>
          <table:table-cell office:value-type="float" office:value="270350" calcext:value-type="float">
            <text:p>270350</text:p>
          </table:table-cell>
          <table:table-cell office:value-type="float" office:value="46504208" calcext:value-type="float">
            <text:p>46504208</text:p>
          </table:table-cell>
          <table:table-cell office:value-type="float" office:value="73859320" calcext:value-type="float">
            <text:p>73859320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161395714" calcext:value-type="float">
            <text:p>0,161395714</text:p>
          </table:table-cell>
          <table:table-cell office:value-type="float" office:value="458978288" calcext:value-type="float">
            <text:p>458978288</text:p>
          </table:table-cell>
          <table:table-cell office:value-type="float" office:value="2700367" calcext:value-type="float">
            <text:p>2700367</text:p>
          </table:table-cell>
          <table:table-cell office:value-type="float" office:value="468273048" calcext:value-type="float">
            <text:p>468273048</text:p>
          </table:table-cell>
          <table:table-cell office:value-type="float" office:value="1752225528" calcext:value-type="float">
            <text:p>1752225528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42786832" calcext:value-type="float">
            <text:p>0,642786832</text:p>
          </table:table-cell>
          <table:table-cell office:value-type="float" office:value="1427314440" calcext:value-type="float">
            <text:p>1427314440</text:p>
          </table:table-cell>
          <table:table-cell office:value-type="float" office:value="9000728" calcext:value-type="float">
            <text:p>9000728</text:p>
          </table:table-cell>
          <table:table-cell office:value-type="float" office:value="1557254744" calcext:value-type="float">
            <text:p>1557254744</text:p>
          </table:table-cell>
          <table:table-cell office:value-type="float" office:value="5738725760" calcext:value-type="float">
            <text:p>5738725760</text:p>
          </table:table-cell>
        </table:table-row>
        <table:table-row table:style-name="ro1">
          <table:table-cell office:value-type="string" calcext:value-type="string">
            <text:p>Горутины (одновременно)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4.437864539" calcext:value-type="float">
            <text:p>14,437864539</text:p>
          </table:table-cell>
          <table:table-cell office:value-type="float" office:value="3636361176" calcext:value-type="float">
            <text:p>3636361176</text:p>
          </table:table-cell>
          <table:table-cell office:value-type="float" office:value="27000822" calcext:value-type="float">
            <text:p>27000822</text:p>
          </table:table-cell>
          <table:table-cell office:value-type="float" office:value="4674610176" calcext:value-type="float">
            <text:p>4674610176</text:p>
          </table:table-cell>
          <table:table-cell office:value-type="float" office:value="17072674824" calcext:value-type="float">
            <text:p>17072674824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360533" calcext:value-type="float">
            <text:p>0,000360533</text:p>
          </table:table-cell>
          <table:table-cell office:value-type="float" office:value="273112" calcext:value-type="float">
            <text:p>273112</text:p>
          </table:table-cell>
          <table:table-cell office:value-type="float" office:value="1041" calcext:value-type="float">
            <text:p>1041</text:p>
          </table:table-cell>
          <table:table-cell office:value-type="float" office:value="273112" calcext:value-type="float">
            <text:p>273112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2100923" calcext:value-type="float">
            <text:p>0,002100923</text:p>
          </table:table-cell>
          <table:table-cell office:value-type="float" office:value="2520264" calcext:value-type="float">
            <text:p>2520264</text:p>
          </table:table-cell>
          <table:table-cell office:value-type="float" office:value="9325" calcext:value-type="float">
            <text:p>9325</text:p>
          </table:table-cell>
          <table:table-cell office:value-type="float" office:value="2520264" calcext:value-type="float">
            <text:p>2520264</text:p>
          </table:table-cell>
          <table:table-cell office:value-type="float" office:value="2750712" calcext:value-type="float">
            <text:p>2750712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2763734" calcext:value-type="float">
            <text:p>0,02763734</text:p>
          </table:table-cell>
          <table:table-cell office:value-type="float" office:value="3963232" calcext:value-type="float">
            <text:p>3963232</text:p>
          </table:table-cell>
          <table:table-cell office:value-type="float" office:value="92365" calcext:value-type="float">
            <text:p>92365</text:p>
          </table:table-cell>
          <table:table-cell office:value-type="float" office:value="24899936" calcext:value-type="float">
            <text:p>24899936</text:p>
          </table:table-cell>
          <table:table-cell office:value-type="float" office:value="3668216" calcext:value-type="float">
            <text:p>3668216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278883138" calcext:value-type="float">
            <text:p>0,278883138</text:p>
          </table:table-cell>
          <table:table-cell office:value-type="float" office:value="2096704" calcext:value-type="float">
            <text:p>2096704</text:p>
          </table:table-cell>
          <table:table-cell office:value-type="float" office:value="920728" calcext:value-type="float">
            <text:p>920728</text:p>
          </table:table-cell>
          <table:table-cell office:value-type="float" office:value="248327096" calcext:value-type="float">
            <text:p>248327096</text:p>
          </table:table-cell>
          <table:table-cell office:value-type="float" office:value="4192504" calcext:value-type="float">
            <text:p>4192504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98897523" calcext:value-type="float">
            <text:p>0,898897523</text:p>
          </table:table-cell>
          <table:table-cell office:value-type="float" office:value="2201376" calcext:value-type="float">
            <text:p>2201376</text:p>
          </table:table-cell>
          <table:table-cell office:value-type="float" office:value="3067532" calcext:value-type="float">
            <text:p>3067532</text:p>
          </table:table-cell>
          <table:table-cell office:value-type="float" office:value="827056664" calcext:value-type="float">
            <text:p>827056664</text:p>
          </table:table-cell>
          <table:table-cell office:value-type="float" office:value="4192504" calcext:value-type="float">
            <text:p>4192504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.717296984" calcext:value-type="float">
            <text:p>2,717296984</text:p>
          </table:table-cell>
          <table:table-cell office:value-type="float" office:value="3386640" calcext:value-type="float">
            <text:p>3386640</text:p>
          </table:table-cell>
          <table:table-cell office:value-type="float" office:value="9203147" calcext:value-type="float">
            <text:p>9203147</text:p>
          </table:table-cell>
          <table:table-cell office:value-type="float" office:value="2480801944" calcext:value-type="float">
            <text:p>2480801944</text:p>
          </table:table-cell>
          <table:table-cell office:value-type="float" office:value="4192504" calcext:value-type="float">
            <text:p>4192504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.466359186" calcext:value-type="float">
            <text:p>5,466359186</text:p>
          </table:table-cell>
          <table:table-cell office:value-type="float" office:value="2886672" calcext:value-type="float">
            <text:p>2886672</text:p>
          </table:table-cell>
          <table:table-cell office:value-type="float" office:value="18405966" calcext:value-type="float">
            <text:p>18405966</text:p>
          </table:table-cell>
          <table:table-cell office:value-type="float" office:value="4961843504" calcext:value-type="float">
            <text:p>4961843504</text:p>
          </table:table-cell>
          <table:table-cell office:value-type="float" office:value="4454648" calcext:value-type="float">
            <text:p>4454648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.099061032" calcext:value-type="float">
            <text:p>9,099061032</text:p>
          </table:table-cell>
          <table:table-cell office:value-type="float" office:value="2025408" calcext:value-type="float">
            <text:p>2025408</text:p>
          </table:table-cell>
          <table:table-cell office:value-type="float" office:value="30678375" calcext:value-type="float">
            <text:p>30678375</text:p>
          </table:table-cell>
          <table:table-cell office:value-type="float" office:value="8269436208" calcext:value-type="float">
            <text:p>8269436208</text:p>
          </table:table-cell>
          <table:table-cell office:value-type="float" office:value="3930360" calcext:value-type="float">
            <text:p>3930360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18.15296237" calcext:value-type="float">
            <text:p>18,15296237</text:p>
          </table:table-cell>
          <table:table-cell office:value-type="float" office:value="3416224" calcext:value-type="float">
            <text:p>3416224</text:p>
          </table:table-cell>
          <table:table-cell office:value-type="float" office:value="61352394" calcext:value-type="float">
            <text:p>61352394</text:p>
          </table:table-cell>
          <table:table-cell office:value-type="float" office:value="16537564440" calcext:value-type="float">
            <text:p>16537564440</text:p>
          </table:table-cell>
          <table:table-cell office:value-type="float" office:value="4192504" calcext:value-type="float">
            <text:p>4192504</text:p>
          </table:table-cell>
        </table:table-row>
        <table:table-row table:style-name="ro1">
          <table:table-cell office:value-type="string" calcext:value-type="string">
            <text:p>Пул воркеров (fast)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7.441777346" calcext:value-type="float">
            <text:p>27,441777346</text:p>
          </table:table-cell>
          <table:table-cell office:value-type="float" office:value="3306560" calcext:value-type="float">
            <text:p>3306560</text:p>
          </table:table-cell>
          <table:table-cell office:value-type="float" office:value="92033327" calcext:value-type="float">
            <text:p>92033327</text:p>
          </table:table-cell>
          <table:table-cell office:value-type="float" office:value="24807563184" calcext:value-type="float">
            <text:p>24807563184</text:p>
          </table:table-cell>
          <table:table-cell office:value-type="float" office:value="4454648" calcext:value-type="float">
            <text:p>4454648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.000994317" calcext:value-type="float">
            <text:p>0,000994317</text:p>
          </table:table-cell>
          <table:table-cell office:value-type="float" office:value="272536" calcext:value-type="float">
            <text:p>272536</text:p>
          </table:table-cell>
          <table:table-cell office:value-type="float" office:value="1095" calcext:value-type="float">
            <text:p>1095</text:p>
          </table:table-cell>
          <table:table-cell office:value-type="float" office:value="272536" calcext:value-type="float">
            <text:p>27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4188492" calcext:value-type="float">
            <text:p>0,004188492</text:p>
          </table:table-cell>
          <table:table-cell office:value-type="float" office:value="1487128" calcext:value-type="float">
            <text:p>1487128</text:p>
          </table:table-cell>
          <table:table-cell office:value-type="float" office:value="6991" calcext:value-type="float">
            <text:p>6991</text:p>
          </table:table-cell>
          <table:table-cell office:value-type="float" office:value="1487128" calcext:value-type="float">
            <text:p>1487128</text:p>
          </table:table-cell>
          <table:table-cell office:value-type="float" office:value="1964280" calcext:value-type="float">
            <text:p>1964280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31122687" calcext:value-type="float">
            <text:p>0,031122687</text:p>
          </table:table-cell>
          <table:table-cell office:value-type="float" office:value="1763120" calcext:value-type="float">
            <text:p>1763120</text:p>
          </table:table-cell>
          <table:table-cell office:value-type="float" office:value="65663" calcext:value-type="float">
            <text:p>65663</text:p>
          </table:table-cell>
          <table:table-cell office:value-type="float" office:value="12639048" calcext:value-type="float">
            <text:p>12639048</text:p>
          </table:table-cell>
          <table:table-cell office:value-type="float" office:value="3668216" calcext:value-type="float">
            <text:p>3668216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31280084" calcext:value-type="float">
            <text:p>0,331280084</text:p>
          </table:table-cell>
          <table:table-cell office:value-type="float" office:value="2903152" calcext:value-type="float">
            <text:p>2903152</text:p>
          </table:table-cell>
          <table:table-cell office:value-type="float" office:value="699269" calcext:value-type="float">
            <text:p>699269</text:p>
          </table:table-cell>
          <table:table-cell office:value-type="float" office:value="132154720" calcext:value-type="float">
            <text:p>132154720</text:p>
          </table:table-cell>
          <table:table-cell office:value-type="float" office:value="4192504" calcext:value-type="float">
            <text:p>4192504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040788952" calcext:value-type="float">
            <text:p>1,040788952</text:p>
          </table:table-cell>
          <table:table-cell office:value-type="float" office:value="1904512" calcext:value-type="float">
            <text:p>1904512</text:p>
          </table:table-cell>
          <table:table-cell office:value-type="float" office:value="2162986" calcext:value-type="float">
            <text:p>2162986</text:p>
          </table:table-cell>
          <table:table-cell office:value-type="float" office:value="411136808" calcext:value-type="float">
            <text:p>411136808</text:p>
          </table:table-cell>
          <table:table-cell office:value-type="float" office:value="4192504" calcext:value-type="float">
            <text:p>4192504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.127084153" calcext:value-type="float">
            <text:p>3,127084153</text:p>
          </table:table-cell>
          <table:table-cell office:value-type="float" office:value="2567120" calcext:value-type="float">
            <text:p>2567120</text:p>
          </table:table-cell>
          <table:table-cell office:value-type="float" office:value="6364666" calcext:value-type="float">
            <text:p>6364666</text:p>
          </table:table-cell>
          <table:table-cell office:value-type="float" office:value="1213787256" calcext:value-type="float">
            <text:p>1213787256</text:p>
          </table:table-cell>
          <table:table-cell office:value-type="float" office:value="4258040" calcext:value-type="float">
            <text:p>4258040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.156021546" calcext:value-type="float">
            <text:p>6,156021546</text:p>
          </table:table-cell>
          <table:table-cell office:value-type="float" office:value="5239088" calcext:value-type="float">
            <text:p>5239088</text:p>
          </table:table-cell>
          <table:table-cell office:value-type="float" office:value="12665487" calcext:value-type="float">
            <text:p>12665487</text:p>
          </table:table-cell>
          <table:table-cell office:value-type="float" office:value="2417989896" calcext:value-type="float">
            <text:p>2417989896</text:p>
          </table:table-cell>
          <table:table-cell office:value-type="float" office:value="4454648" calcext:value-type="float">
            <text:p>4454648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.357060861" calcext:value-type="float">
            <text:p>10,357060861</text:p>
          </table:table-cell>
          <table:table-cell office:value-type="float" office:value="11804896" calcext:value-type="float">
            <text:p>11804896</text:p>
          </table:table-cell>
          <table:table-cell office:value-type="float" office:value="21201560" calcext:value-type="float">
            <text:p>21201560</text:p>
          </table:table-cell>
          <table:table-cell office:value-type="float" office:value="4046166056" calcext:value-type="float">
            <text:p>4046166056</text:p>
          </table:table-cell>
          <table:table-cell office:value-type="float" office:value="4520184" calcext:value-type="float">
            <text:p>4520184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0.338187161" calcext:value-type="float">
            <text:p>20,338187161</text:p>
          </table:table-cell>
          <table:table-cell office:value-type="float" office:value="5060352" calcext:value-type="float">
            <text:p>5060352</text:p>
          </table:table-cell>
          <table:table-cell office:value-type="float" office:value="41635816" calcext:value-type="float">
            <text:p>41635816</text:p>
          </table:table-cell>
          <table:table-cell office:value-type="float" office:value="7967883848" calcext:value-type="float">
            <text:p>7967883848</text:p>
          </table:table-cell>
          <table:table-cell office:value-type="float" office:value="3014656" calcext:value-type="float">
            <text:p>3014656</text:p>
          </table:table-cell>
        </table:table-row>
        <table:table-row table:style-name="ro1">
          <table:table-cell office:value-type="string" calcext:value-type="string">
            <text:p>Горутины (fast)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31.010781783" calcext:value-type="float">
            <text:p>31,010781783</text:p>
          </table:table-cell>
          <table:table-cell office:value-type="float" office:value="55914848" calcext:value-type="float">
            <text:p>55914848</text:p>
          </table:table-cell>
          <table:table-cell office:value-type="float" office:value="63089885" calcext:value-type="float">
            <text:p>63089885</text:p>
          </table:table-cell>
          <table:table-cell office:value-type="float" office:value="12068698464" calcext:value-type="float">
            <text:p>12068698464</text:p>
          </table:table-cell>
          <table:table-cell office:value-type="float" office:value="143739128" calcext:value-type="float">
            <text:p>143739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17:06:17.16613297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17:29:04.457342217</dc:date>
    <meta:editing-duration>PT59M1S</meta:editing-duration>
    <meta:editing-cycles>4</meta:editing-cycles>
    <meta:generator>LibreOffice/6.2.8.2$Linux_X86_64 LibreOffice_project/20$Build-2</meta:generator>
    <meta:document-statistic meta:table-count="1" meta:cell-count="4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766cm" svg:y="0.404cm" chart:style-name="ch2">
          <text:p>Alloc space</text:p>
        </chart:title>
        <chart:legend chart:legend-position="bottom" svg:x="2.235cm" svg:y="11.852cm" style:legend-expansion="wide" chart:style-name="ch3"/>
        <chart:plot-area chart:style-name="ch4" table:cell-range-address="res.D2:res.D11 res.A2:res.A2 res.F2:res.F54 res.A12:res.A12 res.A22:res.A22 res.A29:res.A29 res.A35:res.A35 res.A45:res.A45" chart:data-source-has-labels="both" svg:x="1.331cm" svg:y="1.451cm" svg:width="14.349cm" svg:height="8.968cm">
          <chartooo:coordinate-region svg:x="3.548cm" svg:y="1.451cm" svg:width="11.921cm" svg:height="7.191cm"/>
          <chart:axis chart:dimension="x" chart:name="primary-x" chart:style-name="ch5" chartooo:axis-type="auto">
            <chartooo:date-scale/>
            <chart:title svg:x="7.786cm" svg:y="10.687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469cm" chart:style-name="ch8">
              <text:p>Байты</text:p>
            </chart:title>
            <chart:grid chart:style-name="ch9" chart:class="major"/>
          </chart:axis>
          <chart:series chart:style-name="ch10" chart:values-cell-range-address="res.F2:res.F11" chart:label-cell-address="res.A2:res.A2" chart:class="chart:line">
            <chart:data-point chart:repeated="10"/>
          </chart:series>
          <chart:series chart:style-name="ch11" chart:values-cell-range-address="res.F12:res.F21" chart:label-cell-address="res.A12:res.A12" chart:class="chart:line">
            <chart:data-point chart:repeated="10"/>
          </chart:series>
          <chart:series chart:style-name="ch12" chart:values-cell-range-address="res.F22:res.F28" chart:label-cell-address="res.A22:res.A22" chart:class="chart:line">
            <chart:data-point chart:repeated="7"/>
          </chart:series>
          <chart:series chart:style-name="ch13" chart:values-cell-range-address="res.F29:res.F34" chart:label-cell-address="res.A29:res.A29" chart:class="chart:line">
            <chart:data-point chart:repeated="6"/>
          </chart:series>
          <chart:series chart:style-name="ch14" chart:values-cell-range-address="res.F35:res.F44" chart:label-cell-address="res.A35:res.A35" chart:class="chart:line">
            <chart:data-point chart:repeated="10"/>
          </chart:series>
          <chart:series chart:style-name="ch15" chart:values-cell-range-address="res.F45:res.F54" chart:label-cell-address="res.A45:res.A4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  <table:table-cell office:value-type="string">
                <text:p>Пул воркеров (буфер заполнен)</text:p>
                <draw:g>
                  <svg:desc>res.A22:res.A22</svg:desc>
                </draw:g>
              </table:table-cell>
              <table:table-cell office:value-type="string">
                <text:p>Горутины (одновременно)</text:p>
                <draw:g>
                  <svg:desc>res.A29:res.A29</svg:desc>
                </draw:g>
              </table:table-cell>
              <table:table-cell office:value-type="string">
                <text:p>Пул воркеров (fast)</text:p>
                <draw:g>
                  <svg:desc>res.A35:res.A35</svg:desc>
                </draw:g>
              </table:table-cell>
              <table:table-cell office:value-type="string">
                <text:p>Горутины (fast)</text:p>
                <draw:g>
                  <svg:desc>res.A45:res.A4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338424">
                <text:p>338424</text:p>
                <draw:g>
                  <svg:desc>res.F2:res.F11</svg:desc>
                </draw:g>
              </table:table-cell>
              <table:table-cell office:value-type="float" office:value="449464">
                <text:p>449464</text:p>
                <draw:g>
                  <svg:desc>res.F12:res.F21</svg:desc>
                </draw:g>
              </table:table-cell>
              <table:table-cell office:value-type="float" office:value="344552">
                <text:p>344552</text:p>
                <draw:g>
                  <svg:desc>res.F22:res.F28</svg:desc>
                </draw:g>
              </table:table-cell>
              <table:table-cell office:value-type="float" office:value="494512">
                <text:p>494512</text:p>
                <draw:g>
                  <svg:desc>res.F29:res.F34</svg:desc>
                </draw:g>
              </table:table-cell>
              <table:table-cell office:value-type="float" office:value="273112">
                <text:p>273112</text:p>
                <draw:g>
                  <svg:desc>res.F35:res.F44</svg:desc>
                </draw:g>
              </table:table-cell>
              <table:table-cell office:value-type="float" office:value="272536">
                <text:p>272536</text:p>
                <draw:g>
                  <svg:desc>res.F45:res.F5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128440">
                <text:p>3128440</text:p>
              </table:table-cell>
              <table:table-cell office:value-type="float" office:value="3180320">
                <text:p>3180320</text:p>
              </table:table-cell>
              <table:table-cell office:value-type="float" office:value="3201800">
                <text:p>3201800</text:p>
              </table:table-cell>
              <table:table-cell office:value-type="float" office:value="4299264">
                <text:p>4299264</text:p>
              </table:table-cell>
              <table:table-cell office:value-type="float" office:value="2520264">
                <text:p>2520264</text:p>
              </table:table-cell>
              <table:table-cell office:value-type="float" office:value="1487128">
                <text:p>148712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886680">
                <text:p>2886680</text:p>
              </table:table-cell>
              <table:table-cell office:value-type="float" office:value="2705272">
                <text:p>2705272</text:p>
              </table:table-cell>
              <table:table-cell office:value-type="float" office:value="3790096">
                <text:p>3790096</text:p>
              </table:table-cell>
              <table:table-cell office:value-type="float" office:value="34906752">
                <text:p>34906752</text:p>
              </table:table-cell>
              <table:table-cell office:value-type="float" office:value="3963232">
                <text:p>3963232</text:p>
              </table:table-cell>
              <table:table-cell office:value-type="float" office:value="1763120">
                <text:p>1763120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831744">
                <text:p>831744</text:p>
              </table:table-cell>
              <table:table-cell office:value-type="float" office:value="3464840">
                <text:p>3464840</text:p>
              </table:table-cell>
              <table:table-cell office:value-type="float" office:value="33430880">
                <text:p>33430880</text:p>
              </table:table-cell>
              <table:table-cell office:value-type="float" office:value="458978288">
                <text:p>458978288</text:p>
              </table:table-cell>
              <table:table-cell office:value-type="float" office:value="2096704">
                <text:p>2096704</text:p>
              </table:table-cell>
              <table:table-cell office:value-type="float" office:value="2903152">
                <text:p>290315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36360">
                <text:p>1436360</text:p>
              </table:table-cell>
              <table:table-cell office:value-type="float" office:value="8865288">
                <text:p>8865288</text:p>
              </table:table-cell>
              <table:table-cell office:value-type="float" office:value="130264144">
                <text:p>130264144</text:p>
              </table:table-cell>
              <table:table-cell office:value-type="float" office:value="1427314440">
                <text:p>1427314440</text:p>
              </table:table-cell>
              <table:table-cell office:value-type="float" office:value="2201376">
                <text:p>2201376</text:p>
              </table:table-cell>
              <table:table-cell office:value-type="float" office:value="1904512">
                <text:p>190451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456296">
                <text:p>2456296</text:p>
              </table:table-cell>
              <table:table-cell office:value-type="float" office:value="15925720">
                <text:p>15925720</text:p>
              </table:table-cell>
              <table:table-cell office:value-type="float" office:value="231886648">
                <text:p>231886648</text:p>
              </table:table-cell>
              <table:table-cell office:value-type="float" office:value="3636361176">
                <text:p>3636361176</text:p>
              </table:table-cell>
              <table:table-cell office:value-type="float" office:value="3386640">
                <text:p>3386640</text:p>
              </table:table-cell>
              <table:table-cell office:value-type="float" office:value="2567120">
                <text:p>2567120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3376680">
                <text:p>3376680</text:p>
              </table:table-cell>
              <table:table-cell office:value-type="float" office:value="10122888">
                <text:p>10122888</text:p>
              </table:table-cell>
              <table:table-cell office:value-type="float" office:value="471987072">
                <text:p>471987072</text:p>
              </table:table-cell>
              <table:table-cell office:value-type="float" office:value="NaN">
                <text:p>NaN</text:p>
              </table:table-cell>
              <table:table-cell office:value-type="float" office:value="2886672">
                <text:p>2886672</text:p>
              </table:table-cell>
              <table:table-cell office:value-type="float" office:value="5239088">
                <text:p>523908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660968">
                <text:p>3660968</text:p>
              </table:table-cell>
              <table:table-cell office:value-type="float" office:value="26747848">
                <text:p>26747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408">
                <text:p>2025408</text:p>
              </table:table-cell>
              <table:table-cell office:value-type="float" office:value="11804896">
                <text:p>11804896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560456">
                <text:p>3560456</text:p>
              </table:table-cell>
              <table:table-cell office:value-type="float" office:value="28350216">
                <text:p>2835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6224">
                <text:p>3416224</text:p>
              </table:table-cell>
              <table:table-cell office:value-type="float" office:value="5060352">
                <text:p>5060352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015480">
                <text:p>3015480</text:p>
              </table:table-cell>
              <table:table-cell office:value-type="float" office:value="21828504">
                <text:p>2182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6560">
                <text:p>3306560</text:p>
              </table:table-cell>
              <table:table-cell office:value-type="float" office:value="55914848">
                <text:p>55914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3.447cm" xlink:href=".." xlink:type="simple" chart:class="chart:line" chart:style-name="ch1">
        <chart:title svg:x="6.29cm" svg:y="0.404cm" chart:style-name="ch2">
          <text:p>System memory</text:p>
        </chart:title>
        <chart:legend chart:legend-position="bottom" svg:x="2.235cm" svg:y="11.852cm" style:legend-expansion="wide" chart:style-name="ch3"/>
        <chart:plot-area chart:style-name="ch4" table:cell-range-address="res.D2:res.D11 res.A2:res.A2 res.I2:res.I54 res.A12:res.A12 res.A22:res.A22 res.A29:res.A29 res.A35:res.A35 res.A45:res.A45" chart:data-source-has-labels="both" svg:x="1.331cm" svg:y="1.451cm" svg:width="14.349cm" svg:height="8.968cm">
          <chartooo:coordinate-region svg:x="3.92cm" svg:y="1.451cm" svg:width="11.549cm" svg:height="7.191cm"/>
          <chart:axis chart:dimension="x" chart:name="primary-x" chart:style-name="ch5" chartooo:axis-type="auto">
            <chartooo:date-scale/>
            <chart:title svg:x="7.786cm" svg:y="10.687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6.469cm" chart:style-name="ch8">
              <text:p>Байты</text:p>
            </chart:title>
            <chart:grid chart:style-name="ch9" chart:class="major"/>
          </chart:axis>
          <chart:series chart:style-name="ch10" chart:values-cell-range-address="res.I2:res.I11" chart:label-cell-address="res.A2:res.A2" chart:class="chart:line">
            <chart:data-point chart:repeated="10"/>
          </chart:series>
          <chart:series chart:style-name="ch11" chart:values-cell-range-address="res.I12:res.I21" chart:label-cell-address="res.A12:res.A12" chart:class="chart:line">
            <chart:data-point chart:repeated="10"/>
          </chart:series>
          <chart:series chart:style-name="ch12" chart:values-cell-range-address="res.I22:res.I28" chart:label-cell-address="res.A22:res.A22" chart:class="chart:line">
            <chart:data-point chart:repeated="7"/>
          </chart:series>
          <chart:series chart:style-name="ch13" chart:values-cell-range-address="res.I29:res.I34" chart:label-cell-address="res.A29:res.A29" chart:class="chart:line">
            <chart:data-point chart:repeated="6"/>
          </chart:series>
          <chart:series chart:style-name="ch14" chart:values-cell-range-address="res.I35:res.I44" chart:label-cell-address="res.A35:res.A35" chart:class="chart:line">
            <chart:data-point chart:repeated="10"/>
          </chart:series>
          <chart:series chart:style-name="ch15" chart:values-cell-range-address="res.I45:res.I54" chart:label-cell-address="res.A45:res.A4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  <table:table-cell office:value-type="string">
                <text:p>Пул воркеров (буфер заполнен)</text:p>
                <draw:g>
                  <svg:desc>res.A22:res.A22</svg:desc>
                </draw:g>
              </table:table-cell>
              <table:table-cell office:value-type="string">
                <text:p>Горутины (одновременно)</text:p>
                <draw:g>
                  <svg:desc>res.A29:res.A29</svg:desc>
                </draw:g>
              </table:table-cell>
              <table:table-cell office:value-type="string">
                <text:p>Пул воркеров (fast)</text:p>
                <draw:g>
                  <svg:desc>res.A35:res.A35</svg:desc>
                </draw:g>
              </table:table-cell>
              <table:table-cell office:value-type="string">
                <text:p>Горутины (fast)</text:p>
                <draw:g>
                  <svg:desc>res.A45:res.A4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262144">
                <text:p>262144</text:p>
                <draw:g>
                  <svg:desc>res.I2:res.I11</svg:desc>
                </draw:g>
              </table:table-cell>
              <table:table-cell office:value-type="float" office:value="524288">
                <text:p>524288</text:p>
                <draw:g>
                  <svg:desc>res.I12:res.I21</svg:desc>
                </draw:g>
              </table:table-cell>
              <table:table-cell office:value-type="float" office:value="1964280">
                <text:p>1964280</text:p>
                <draw:g>
                  <svg:desc>res.I22:res.I28</svg:desc>
                </draw:g>
              </table:table-cell>
              <table:table-cell office:value-type="float" office:value="1702136">
                <text:p>1702136</text:p>
                <draw:g>
                  <svg:desc>res.I29:res.I34</svg:desc>
                </draw:g>
              </table:table-cell>
              <table:table-cell office:value-type="float" office:value="262144">
                <text:p>262144</text:p>
                <draw:g>
                  <svg:desc>res.I35:res.I44</svg:desc>
                </draw:g>
              </table:table-cell>
              <table:table-cell office:value-type="float" office:value="0">
                <text:p>0</text:p>
                <draw:g>
                  <svg:desc>res.I45:res.I5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275000">
                <text:p>3275000</text:p>
              </table:table-cell>
              <table:table-cell office:value-type="float" office:value="3078392">
                <text:p>3078392</text:p>
              </table:table-cell>
              <table:table-cell office:value-type="float" office:value="3275000">
                <text:p>3275000</text:p>
              </table:table-cell>
              <table:table-cell office:value-type="float" office:value="2554104">
                <text:p>2554104</text:p>
              </table:table-cell>
              <table:table-cell office:value-type="float" office:value="2750712">
                <text:p>2750712</text:p>
              </table:table-cell>
              <table:table-cell office:value-type="float" office:value="1964280">
                <text:p>196428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406072">
                <text:p>3406072</text:p>
              </table:table-cell>
              <table:table-cell office:value-type="float" office:value="3471608">
                <text:p>3471608</text:p>
              </table:table-cell>
              <table:table-cell office:value-type="float" office:value="3930360">
                <text:p>3930360</text:p>
              </table:table-cell>
              <table:table-cell office:value-type="float" office:value="73859320">
                <text:p>73859320</text:p>
              </table:table-cell>
              <table:table-cell office:value-type="float" office:value="3668216">
                <text:p>3668216</text:p>
              </table:table-cell>
              <table:table-cell office:value-type="float" office:value="3668216">
                <text:p>366821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668216">
                <text:p>3668216</text:p>
              </table:table-cell>
              <table:table-cell office:value-type="float" office:value="4192504">
                <text:p>4192504</text:p>
              </table:table-cell>
              <table:table-cell office:value-type="float" office:value="216670456">
                <text:p>216670456</text:p>
              </table:table-cell>
              <table:table-cell office:value-type="float" office:value="1752225528">
                <text:p>1752225528</text:p>
              </table:table-cell>
              <table:table-cell office:value-type="float" office:value="4192504">
                <text:p>4192504</text:p>
              </table:table-cell>
              <table:table-cell office:value-type="float" office:value="4192504">
                <text:p>419250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668216">
                <text:p>3668216</text:p>
              </table:table-cell>
              <table:table-cell office:value-type="float" office:value="73728248">
                <text:p>73728248</text:p>
              </table:table-cell>
              <table:table-cell office:value-type="float" office:value="783004920">
                <text:p>783004920</text:p>
              </table:table-cell>
              <table:table-cell office:value-type="float" office:value="5738725760">
                <text:p>5738725760</text:p>
              </table:table-cell>
              <table:table-cell office:value-type="float" office:value="4192504">
                <text:p>4192504</text:p>
              </table:table-cell>
              <table:table-cell office:value-type="float" office:value="4192504">
                <text:p>4192504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406072">
                <text:p>3406072</text:p>
              </table:table-cell>
              <table:table-cell office:value-type="float" office:value="73728248">
                <text:p>73728248</text:p>
              </table:table-cell>
              <table:table-cell office:value-type="float" office:value="2274323064">
                <text:p>2274323064</text:p>
              </table:table-cell>
              <table:table-cell office:value-type="float" office:value="17072674824">
                <text:p>17072674824</text:p>
              </table:table-cell>
              <table:table-cell office:value-type="float" office:value="4192504">
                <text:p>4192504</text:p>
              </table:table-cell>
              <table:table-cell office:value-type="float" office:value="4258040">
                <text:p>4258040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4192504">
                <text:p>4192504</text:p>
              </table:table-cell>
              <table:table-cell office:value-type="float" office:value="73728248">
                <text:p>73728248</text:p>
              </table:table-cell>
              <table:table-cell office:value-type="float" office:value="4614815832">
                <text:p>4614815832</text:p>
              </table:table-cell>
              <table:table-cell office:value-type="float" office:value="NaN">
                <text:p>NaN</text:p>
              </table:table-cell>
              <table:table-cell office:value-type="float" office:value="4454648">
                <text:p>4454648</text:p>
              </table:table-cell>
              <table:table-cell office:value-type="float" office:value="4454648">
                <text:p>445464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668216">
                <text:p>3668216</text:p>
              </table:table-cell>
              <table:table-cell office:value-type="float" office:value="143755512">
                <text:p>14375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0360">
                <text:p>3930360</text:p>
              </table:table-cell>
              <table:table-cell office:value-type="float" office:value="4520184">
                <text:p>4520184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930360">
                <text:p>3930360</text:p>
              </table:table-cell>
              <table:table-cell office:value-type="float" office:value="143362296">
                <text:p>143362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2504">
                <text:p>4192504</text:p>
              </table:table-cell>
              <table:table-cell office:value-type="float" office:value="3014656">
                <text:p>3014656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3406072">
                <text:p>3406072</text:p>
              </table:table-cell>
              <table:table-cell office:value-type="float" office:value="143165688">
                <text:p>14316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4648">
                <text:p>4454648</text:p>
              </table:table-cell>
              <table:table-cell office:value-type="float" office:value="143739128">
                <text:p>143739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0938a" draw:fill-color="#50938a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ea7500" draw:fill-color="#ea75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b5e9b" draw:fill-color="#6b5e9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3faf46" draw:fill-color="#3faf46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178cm" svg:height="16.377cm" xlink:href=".." xlink:type="simple" chart:class="chart:line" chart:style-name="ch1">
        <chart:title svg:x="13.035cm" svg:y="0.463cm" chart:style-name="ch2">
          <text:p>Время выполнения</text:p>
        </chart:title>
        <chart:legend chart:legend-position="bottom" svg:x="7.209cm" svg:y="15.28cm" style:legend-expansion="wide" chart:style-name="ch3"/>
        <chart:plot-area chart:style-name="ch4" table:cell-range-address="res.D2:res.E11 res.A2:res.A2 res.A12:res.A12 res.E12:res.E54 res.A22:res.A22 res.A29:res.A29 res.A35:res.A35 res.A45:res.A45" chart:data-source-has-labels="both" svg:x="1.614cm" svg:y="1.569cm" svg:width="27.961cm" svg:height="12.219cm">
          <chartooo:coordinate-region svg:x="2.897cm" svg:y="1.768cm" svg:width="25.935cm" svg:height="11.373cm"/>
          <chart:axis chart:dimension="x" chart:name="primary-x" chart:style-name="ch5" chartooo:axis-type="auto">
            <chartooo:date-scale/>
            <chart:title svg:x="14.875cm" svg:y="14.115cm" chart:style-name="ch6">
              <text:p>Объекты</text:p>
            </chart:title>
            <chart:categories table:cell-range-address="res.D2:res.D11"/>
          </chart:axis>
          <chart:axis chart:dimension="y" chart:name="primary-y" chart:style-name="ch7">
            <chart:title svg:x="0.451cm" svg:y="8.397cm" chart:style-name="ch8">
              <text:p>Секунды</text:p>
            </chart:title>
            <chart:grid chart:style-name="ch9" chart:class="major"/>
          </chart:axis>
          <chart:series chart:style-name="ch10" chart:values-cell-range-address="res.E2:res.E11" chart:label-cell-address="res.A2:res.A2" chart:class="chart:line">
            <chart:data-point chart:repeated="10"/>
          </chart:series>
          <chart:series chart:style-name="ch11" chart:values-cell-range-address="res.E12:res.E21" chart:label-cell-address="res.A12:res.A12" chart:class="chart:line">
            <chart:data-point chart:repeated="10"/>
          </chart:series>
          <chart:series chart:style-name="ch12" chart:values-cell-range-address="res.E22:res.E28" chart:label-cell-address="res.A22:res.A22" chart:class="chart:line">
            <chart:data-point chart:repeated="7"/>
          </chart:series>
          <chart:series chart:style-name="ch13" chart:values-cell-range-address="res.E29:res.E34" chart:label-cell-address="res.A29:res.A29" chart:class="chart:line">
            <chart:data-point chart:repeated="6"/>
          </chart:series>
          <chart:series chart:style-name="ch14" chart:values-cell-range-address="res.E35:res.E44" chart:label-cell-address="res.A35:res.A35" chart:class="chart:line">
            <chart:data-point chart:repeated="10"/>
          </chart:series>
          <chart:series chart:style-name="ch15" chart:values-cell-range-address="res.E45:res.E54" chart:label-cell-address="res.A45:res.A45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ул воркеров</text:p>
                <draw:g>
                  <svg:desc>res.A2:res.A2</svg:desc>
                </draw:g>
              </table:table-cell>
              <table:table-cell office:value-type="string">
                <text:p>Горутины</text:p>
                <draw:g>
                  <svg:desc>res.A12:res.A12</svg:desc>
                </draw:g>
              </table:table-cell>
              <table:table-cell office:value-type="string">
                <text:p>Пул воркеров (буфер заполнен)</text:p>
                <draw:g>
                  <svg:desc>res.A22:res.A22</svg:desc>
                </draw:g>
              </table:table-cell>
              <table:table-cell office:value-type="string">
                <text:p>Горутины (одновременно)</text:p>
                <draw:g>
                  <svg:desc>res.A29:res.A29</svg:desc>
                </draw:g>
              </table:table-cell>
              <table:table-cell office:value-type="string">
                <text:p>Пул воркеров (fast)</text:p>
                <draw:g>
                  <svg:desc>res.A35:res.A35</svg:desc>
                </draw:g>
              </table:table-cell>
              <table:table-cell office:value-type="string">
                <text:p>Горутины (fast)</text:p>
                <draw:g>
                  <svg:desc>res.A45:res.A45</svg:desc>
                </draw:g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.D2:res.D11</svg:desc>
                </draw:g>
              </table:table-cell>
              <table:table-cell office:value-type="float" office:value="0.000623845">
                <text:p>0.000623845</text:p>
                <draw:g>
                  <svg:desc>res.E2:res.E11</svg:desc>
                </draw:g>
              </table:table-cell>
              <table:table-cell office:value-type="float" office:value="0.00071789">
                <text:p>0.00071789</text:p>
                <draw:g>
                  <svg:desc>res.E12:res.E21</svg:desc>
                </draw:g>
              </table:table-cell>
              <table:table-cell office:value-type="float" office:value="0.000674489">
                <text:p>0.000674489</text:p>
                <draw:g>
                  <svg:desc>res.E22:res.E28</svg:desc>
                </draw:g>
              </table:table-cell>
              <table:table-cell office:value-type="float" office:value="0.000839308">
                <text:p>0.000839308</text:p>
                <draw:g>
                  <svg:desc>res.E29:res.E34</svg:desc>
                </draw:g>
              </table:table-cell>
              <table:table-cell office:value-type="float" office:value="0.000360533">
                <text:p>0.000360533</text:p>
                <draw:g>
                  <svg:desc>res.E35:res.E44</svg:desc>
                </draw:g>
              </table:table-cell>
              <table:table-cell office:value-type="float" office:value="0.000994317">
                <text:p>0.000994317</text:p>
                <draw:g>
                  <svg:desc>res.E45:res.E54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3417071">
                <text:p>0.003417071</text:p>
              </table:table-cell>
              <table:table-cell office:value-type="float" office:value="0.005174423">
                <text:p>0.005174423</text:p>
              </table:table-cell>
              <table:table-cell office:value-type="float" office:value="0.002815668">
                <text:p>0.002815668</text:p>
              </table:table-cell>
              <table:table-cell office:value-type="float" office:value="0.005133857">
                <text:p>0.005133857</text:p>
              </table:table-cell>
              <table:table-cell office:value-type="float" office:value="0.002100923">
                <text:p>0.002100923</text:p>
              </table:table-cell>
              <table:table-cell office:value-type="float" office:value="0.004188492">
                <text:p>0.00418849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29121125">
                <text:p>0.029121125</text:p>
              </table:table-cell>
              <table:table-cell office:value-type="float" office:value="0.039911335">
                <text:p>0.039911335</text:p>
              </table:table-cell>
              <table:table-cell office:value-type="float" office:value="0.024864893">
                <text:p>0.024864893</text:p>
              </table:table-cell>
              <table:table-cell office:value-type="float" office:value="0.043614977">
                <text:p>0.043614977</text:p>
              </table:table-cell>
              <table:table-cell office:value-type="float" office:value="0.02763734">
                <text:p>0.02763734</text:p>
              </table:table-cell>
              <table:table-cell office:value-type="float" office:value="0.031122687">
                <text:p>0.03112268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276369342">
                <text:p>0.276369342</text:p>
              </table:table-cell>
              <table:table-cell office:value-type="float" office:value="0.533164133">
                <text:p>0.533164133</text:p>
              </table:table-cell>
              <table:table-cell office:value-type="float" office:value="0.228223811">
                <text:p>0.228223811</text:p>
              </table:table-cell>
              <table:table-cell office:value-type="float" office:value="0.161395714">
                <text:p>0.161395714</text:p>
              </table:table-cell>
              <table:table-cell office:value-type="float" office:value="0.278883138">
                <text:p>0.278883138</text:p>
              </table:table-cell>
              <table:table-cell office:value-type="float" office:value="0.331280084">
                <text:p>0.33128008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37693805">
                <text:p>0.937693805</text:p>
              </table:table-cell>
              <table:table-cell office:value-type="float" office:value="1.638916894">
                <text:p>1.638916894</text:p>
              </table:table-cell>
              <table:table-cell office:value-type="float" office:value="0.75091557">
                <text:p>0.75091557</text:p>
              </table:table-cell>
              <table:table-cell office:value-type="float" office:value="0.642786832">
                <text:p>0.642786832</text:p>
              </table:table-cell>
              <table:table-cell office:value-type="float" office:value="0.898897523">
                <text:p>0.898897523</text:p>
              </table:table-cell>
              <table:table-cell office:value-type="float" office:value="1.040788952">
                <text:p>1.040788952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2.880810317">
                <text:p>2.880810317</text:p>
              </table:table-cell>
              <table:table-cell office:value-type="float" office:value="4.714186493">
                <text:p>4.714186493</text:p>
              </table:table-cell>
              <table:table-cell office:value-type="float" office:value="2.224203416">
                <text:p>2.224203416</text:p>
              </table:table-cell>
              <table:table-cell office:value-type="float" office:value="14.437864539">
                <text:p>14.437864539</text:p>
              </table:table-cell>
              <table:table-cell office:value-type="float" office:value="2.717296984">
                <text:p>2.717296984</text:p>
              </table:table-cell>
              <table:table-cell office:value-type="float" office:value="3.127084153">
                <text:p>3.127084153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5.618971813">
                <text:p>5.618971813</text:p>
              </table:table-cell>
              <table:table-cell office:value-type="float" office:value="9.454455883">
                <text:p>9.454455883</text:p>
              </table:table-cell>
              <table:table-cell office:value-type="float" office:value="4.408689451">
                <text:p>4.408689451</text:p>
              </table:table-cell>
              <table:table-cell office:value-type="float" office:value="NaN">
                <text:p>NaN</text:p>
              </table:table-cell>
              <table:table-cell office:value-type="float" office:value="5.466359186">
                <text:p>5.466359186</text:p>
              </table:table-cell>
              <table:table-cell office:value-type="float" office:value="6.156021546">
                <text:p>6.15602154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.255446094">
                <text:p>9.255446094</text:p>
              </table:table-cell>
              <table:table-cell office:value-type="float" office:value="19.238357882">
                <text:p>19.238357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99061032">
                <text:p>9.099061032</text:p>
              </table:table-cell>
              <table:table-cell office:value-type="float" office:value="10.357060861">
                <text:p>10.357060861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18.524503972">
                <text:p>18.524503972</text:p>
              </table:table-cell>
              <table:table-cell office:value-type="float" office:value="38.681528852">
                <text:p>38.681528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5296237">
                <text:p>18.15296237</text:p>
              </table:table-cell>
              <table:table-cell office:value-type="float" office:value="20.338187161">
                <text:p>20.338187161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28.046191001">
                <text:p>28.046191001</text:p>
              </table:table-cell>
              <table:table-cell office:value-type="float" office:value="46.579543937">
                <text:p>46.5795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41777346">
                <text:p>27.441777346</text:p>
              </table:table-cell>
              <table:table-cell office:value-type="float" office:value="31.010781783">
                <text:p>31.010781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